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2917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708in"/>
    </style:style>
    <style:style style:name="Table1.B" style:family="table-column">
      <style:table-column-properties style:column-width="5.0201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f3f3f3" fo:padding="0.0694in" fo:border="1pt solid #d9d9d9">
        <style:background-image/>
      </style:table-cell-properties>
    </style:style>
    <style:style style:name="Table1.B1" style:family="table-cell">
      <style:table-cell-properties style:vertical-align="" fo:padding="0.0694in" fo:border="1pt solid #d9d9d9"/>
    </style:style>
    <style:style style:name="Table2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6.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3" style:family="table">
      <style:table-properties style:width="5.6042in" fo:margin-top="0in" fo:margin-bottom="0in" fo:break-before="auto" fo:break-after="auto" table:align="center"/>
    </style:style>
    <style:style style:name="Table3.A" style:family="table-column">
      <style:table-column-properties style:column-width="5.604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073763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in" fo:border="1pt solid #000000"/>
    </style:style>
    <style:style style:name="Table4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6.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5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5.A" style:family="table-column">
      <style:table-column-properties style:column-width="6.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6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6.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7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6.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8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8.A" style:family="table-column">
      <style:table-column-properties style:column-width="6.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/>
      <style:text-properties fo:font-size="9pt" style:font-size-asian="9pt" style:font-size-complex="9pt"/>
    </style:style>
    <style:style style:name="P4" style:family="paragraph" style:parent-style-name="Standard">
      <style:paragraph-properties fo:break-before="auto" fo:break-after="auto" fo:padding="0in" fo:border="none"/>
    </style:style>
    <style:style style:name="P5" style:family="paragraph" style:parent-style-name="Standard">
      <style:paragraph-properties fo:text-align="center" style:justify-single-word="false" fo:break-before="auto" fo:break-after="auto" fo:padding="0in" fo:border="none"/>
    </style:style>
    <style:style style:name="P6" style:family="paragraph" style:parent-style-name="Standard">
      <style:paragraph-properties fo:break-before="auto" fo:break-after="auto"/>
    </style:style>
    <style:style style:name="P7" style:family="paragraph" style:parent-style-name="Standard">
      <style:paragraph-properties fo:line-height="100%" fo:break-before="auto" fo:break-after="auto"/>
    </style:style>
    <style:style style:name="P8" style:family="paragraph" style:parent-style-name="Standard">
      <style:paragraph-properties fo:padding="0in" fo:border="none"/>
    </style:style>
    <style:style style:name="P9" style:family="paragraph" style:parent-style-name="Heading_20_1">
      <style:paragraph-properties fo:break-before="auto" fo:break-after="auto" fo:padding="0in" fo:border="none"/>
    </style:style>
    <style:style style:name="P10" style:family="paragraph" style:parent-style-name="Heading_20_1">
      <style:paragraph-properties fo:break-before="auto" fo:break-after="auto"/>
    </style:style>
    <style:style style:name="P11" style:family="paragraph" style:parent-style-name="Heading_20_2">
      <style:paragraph-properties fo:margin-top="0in" fo:margin-bottom="0in" loext:contextual-spacing="false" fo:line-height="100%"/>
    </style:style>
    <style:style style:name="P12" style:family="paragraph" style:parent-style-name="Title">
      <style:paragraph-properties fo:text-align="center" style:justify-single-word="false" fo:break-before="auto" fo:break-after="auto" fo:padding="0in" fo:border="none"/>
    </style:style>
    <style:style style:name="P13" style:family="paragraph" style:parent-style-name="Subtitle" style:master-page-name="Standard">
      <style:paragraph-properties fo:text-align="center" style:justify-single-word="false" style:page-number="1" fo:break-before="auto" fo:break-after="auto" fo:padding="0in" fo:border="none"/>
    </style:style>
    <style:style style:name="P14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ffffff" fo:font-weight="bold" style:font-weight-asian="bold"/>
    </style:style>
    <style:style style:name="T3" style:family="text">
      <style:text-properties fo:font-size="9pt" style:font-size-asian="9pt" style:font-size-complex="9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amtfbt42gs2z"/><text:bookmark text:name="7yeqdhv1cmtq"/>實作學習單</text:p>
      <text:p text:style-name="P12"><text:bookmark text:name="_tkyt2bcz84xj"/>比較性分析：關聯規則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學生姓名與學號</text:p>
          </table:table-cell>
          <table:table-cell table:style-name="Table1.B1" office:value-type="string">
            <text:p text:style-name="Standard"/>
          </table:table-cell>
        </table:table-row>
      </table:table>
      <text:p text:style-name="P4"><draw:rect text:anchor-type="as-char" style:rel-width="100%" draw:z-index="0" draw:style-name="gr1" draw:text-style-name="P14" svg:width="0.0012in" svg:height="0.0213in"><text:p/></draw:rect></text:p>
      <text:p text:style-name="P9"><text:bookmark text:name="_plvooxxod70r"/>1. 資料集描述：</text:p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text:bookmark text:name="_drsddjoclhjf"/>1-1. 請描述資料集的資訊：</text:p>
            <text:p text:style-name="P1"/>
            <text:p text:style-name="P1">請整理成類似「<text:a xlink:type="simple" xlink:href="https://docs.google.com/document/d/e/2PACX-1vTCjKtVFIUvcFernmNJmPs7zdghl_10qkkYOaD-xKXBM5FtSo67DF5hzUpZdhC5D4PmaX2C0SRRzh0Y/pub" text:style-name="ListLabel_20_1" text:visited-style-name="ListLabel_20_1"><text:span text:style-name="T1">鐵達尼號逃生資料集</text:span></text:a>」的形式。需有資料來源、簡介、資料筆數、屬性 (含名稱、資料類型、定義、類別或數值的單位、缺失值筆數)、目標屬性、資料預處理流程</text:p>
          </table:table-cell>
        </table:table-row>
      </table:table>
      <text:p text:style-name="P7"/>
      <text:p text:style-name="P6"/>
      <text:p text:style-name="P6"><draw:rect text:anchor-type="as-char" style:rel-width="100%" draw:z-index="1" draw:style-name="gr1" draw:text-style-name="P14" svg:width="0.0012in" svg:height="0.0213in"><text:p/></draw:rect></text:p>
      <text:p text:style-name="P6"/>
      <text:p text:style-name="P10"><text:bookmark text:name="_7mu0bz72ia94"/>2. 關聯規則分析：熱點分析</text:p>
      <text:p text:style-name="P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<text:bookmark text:name="_qy1kzvq2os"/>2-1. 請對所有目標值(Target value)進行Hot Spot熱點分析，並在下面貼上Associator output的探勘結果細節。多個目標值探勘結果之間以分隔線隔開。這樣子老師可以瞭解您執行的參數、資料與結果，看看分析操作是否正確。</text:p>
            <text:p text:style-name="P1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"><text:span text:style-name="T2">參考答案</text:span></text:p>
                </table:table-cell>
              </table:table-row>
              <table:table-row table:style-name="Table3.1">
                <table:table-cell table:style-name="Table3.A2" office:value-type="string">
                  <text:p text:style-name="P1"><text:span text:style-name="T3">=== Run information ===</text:span></text:p>
                  <text:p text:style-name="P3"/>
                  <text:p text:style-name="P1"><text:span text:style-name="T3">Scheme: <text:s text:c="6"/>weka.associations.HotSpot -c last -V first -S 0.33 -M 30 -length 1 -I 0.01 -R</text:span></text:p>
                  <text:p text:style-name="P1"><text:span text:style-name="T3">Relation: <text:s text:c="4"/>WekaODF</text:span></text:p>
                  <text:p text:style-name="P1"><text:span text:style-name="T3">Instances: <text:s text:c="3"/>585</text:span></text:p>
                  <text:p text:style-name="P1"><text:span text:style-name="T3">Attributes: <text:s text:c="2"/>30</text:span></text:p>
                  <text:p text:style-name="P1"><text:span text:style-name="T3"><text:s text:c="14"/>Gender</text:span></text:p>
                  <text:p text:style-name="P1"><text:span text:style-name="T3"><text:s text:c="14"/>Age</text:span></text:p>
                  <text:p text:style-name="P3"/>
                  <text:p text:style-name="P2"><text:span text:style-name="T3">…(略)...</text:span></text:p>
                  <text:p text:style-name="P3"/>
                  <text:p text:style-name="P1"><text:span text:style-name="T3">=== Associator model (full training set) ===</text:span></text:p>
                  <text:p text:style-name="P3"/>
                  <text:p text:style-name="P3"/>
                  <text:p text:style-name="P1"><text:span text:style-name="T3">Hot Spot</text:span></text:p>
                  <text:p text:style-name="P1"><text:span text:style-name="T3">========</text:span></text:p>
                  <text:p text:style-name="P1"><text:span text:style-name="T3">Total population: 585 instances</text:span></text:p>
                  <text:p text:style-name="P1"><text:span text:style-name="T3">Target attribute: School</text:span></text:p>
                  <text:p text:style-name="P1"><text:span text:style-name="T3">Target value: GP [value count in total population: 381 instances (65.13%)]</text:span></text:p>
                  <text:p text:style-name="P1"><text:span text:style-name="T3">Minimum value count for segments: 126 instances (33% of target value total population)</text:span></text:p>
                  <text:p text:style-name="P1"><text:span text:style-name="T3">Maximum branching factor: 30</text:span></text:p>
                  <text:p text:style-name="P1"><text:span text:style-name="T3">Maximum rule length: 1</text:span></text:p>
                  <text:p text:style-name="P1"><text:span text:style-name="T3">Minimum improvement in target: 1%</text:span></text:p>
                  <text:p text:style-name="P3"/>
                  <text:p text:style-name="P1"><text:span text:style-name="T3">[FatEdu &gt; 2]: 234 ==&gt; [School=GP]: 180 <text:s text:c="2"/>&lt;conf:(0.77)&gt; lift:(1.18) lev:(0.05) conv:(1.48) </text:span></text:p>
                  <text:p text:style-name="P1"><text:span text:style-name="T3">[TravelTime &lt;= 1]: 324 ==&gt; [School=GP]: 245 <text:s text:c="2"/>&lt;conf:(0.76)&gt; lift:(1.16) lev:(0.06) conv:(1.41) </text:span></text:p>
                  <text:p text:style-name="P1"><text:span text:style-name="T3">[Address=urban]: 403 ==&gt; [School=GP]: 303 <text:s text:c="2"/>&lt;conf:(0.75)&gt; lift:(1.15) lev:(0.07) conv:(1.39) </text:span></text:p>
                  <text:p text:style-name="P1"/>
                  <text:p text:style-name="P2">…(略)...</text:p>
                  <text:p text:style-name="P1"/>
                  <text:p text:style-name="P1">-----------------------</text:p>
                  <text:p text:style-name="P1">=== Run information ===</text:p>
                  <text:p text:style-name="P1"/>
                  <text:p text:style-name="P1">Scheme: <text:s text:c="6"/>weka.associations.HotSpot -c last -V 2 -S 0.33 -M 30 -length 1 -I 0.01 -R</text:p>
                  <text:p text:style-name="P1">Relation: <text:s text:c="4"/>WekaODF</text:p>
                  <text:p text:style-name="P1">Instances: <text:s text:c="3"/>585</text:p>
                  <text:p text:style-name="P1"/>
                  <text:p text:style-name="P2">…(略)...</text:p>
                  <text:p text:style-name="P1"/>
                </table:table-cell>
              </table:table-row>
            </table:table>
            <text:p text:style-name="P1"/>
          </table:table-cell>
        </table:table-row>
      </table:table>
      <text:p text:style-name="P7"/>
      <text:p text:style-name="P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<text:bookmark text:name="_oc1mxbepyfe3"/>2-2. 請列出每個目標值(Target value)探勘結果中前5條關聯規則。不同目標值之間探勘出的關聯規則之間會有所差異，請寫出造成這個差異的可能理由、以及您覺得最合理和最不合理的規則及理由。推測理由的時候，請注意因果的合理性。</text:p>
          </table:table-cell>
        </table:table-row>
      </table:table>
      <text:p text:style-name="P7"/>
      <text:p text:style-name="P6"/>
      <text:p text:style-name="P6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><text:bookmark text:name="_71f9kcapj5u4"/>2-3. 您覺得這個熱點分析的結果符合您的預期嗎？那些結果符合您的預期，那些沒有呢？請寫下您的理由。</text:p>
          </table:table-cell>
        </table:table-row>
      </table:table>
      <text:p text:style-name="P7"/>
      <text:p text:style-name="P6"/>
      <text:p text:style-name="P6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1"><text:bookmark text:name="_92gkn6lcofo"/>2-4. 如果您覺得上述分析結果不合理，請試著調整資料與HotSpot的參數再來分析看看，並在下方寫下您覺得合理的分析結果，並在後面貼上Associator output的探勘結果細節。</text:p>
          </table:table-cell>
        </table:table-row>
      </table:table>
      <text:p text:style-name="P7"/>
      <text:p text:style-name="P6"/>
      <text:p text:style-name="P7"/>
      <text:p text:style-name="P7"/>
      <text:p text:style-name="P7"><draw:rect text:anchor-type="as-char" style:rel-width="100%" draw:z-index="2" draw:style-name="gr1" draw:text-style-name="P14" svg:width="0.0012in" svg:height="0.0213in"><text:p/></draw:rect></text:p>
      <text:p text:style-name="P7"/>
      <text:p text:style-name="P10"><text:bookmark text:name="_xihzcnw5uni2"/>3. 綜合比較</text:p>
      <text:p text:style-name="P6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1"><text:bookmark text:name="_6pg6blcapyq3"/>3-1. 請比較熱點分析所找到的規則，以及上次授課中用決策樹找出來的結果，兩者有何異同。您認為在什麼場合適合使用那種方式來分析呢？</text:p>
          </table:table-cell>
        </table:table-row>
      </table:table>
      <text:p text:style-name="P7"/>
      <text:p text:style-name="P6"/>
      <text:p text:style-name="P10"><text:bookmark text:name="_ja9thx7mlak8"/>(<text:a xlink:type="simple" xlink:href="#7yeqdhv1cmtq" text:style-name="ListLabel_20_1" text:visited-style-name="ListLabel_20_1"><text:span text:style-name="T1">跳到頁首</text:span></text:a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uto" fo:orphans="0" fo:widows="0" fo:break-before="auto" fo:break-after="auto" fo:keep-with-next="auto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uto" fo:orphans="0" fo:widows="0" fo:break-before="auto" fo:break-after="auto" fo:keep-with-next="auto"/>
      <style:text-properties style:font-name="Times New Roman" fo:font-family="'Times New Roman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uto" fo:orphans="0" fo:widows="0" fo:break-before="auto" fo:break-after="auto" fo:keep-with-next="auto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uto" fo:orphans="0" fo:widows="0" fo:break-before="auto" fo:break-after="auto" fo:keep-with-next="auto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uto" fo:orphans="0" fo:widows="0" fo:break-before="auto" fo:break-after="auto" fo:keep-with-next="auto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break-before="auto" fo:break-after="auto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break-before="auto" fo:break-after="auto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break-before="auto" fo:break-after="auto"/>
      <style:text-properties fo:color="#666666" style:font-name="Times New Roman" fo:font-family="'Times New Roman'" style:font-family-generic="roman" style:font-pitch="variable" fo:font-size="13pt" fo:font-style="italic" style:font-name-asian="Times New Roman1" style:font-family-asian="'Times New Roman'" style:font-family-generic-asian="system" style:font-pitch-asian="variable" style:font-size-asian="13pt" style:font-style-asian="italic" style:font-name-complex="Times New Roman1" style:font-family-complex="'Times New Roman'" style:font-family-generic-complex="system" style:font-pitch-complex="variable" style:font-size-complex="13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break-before="auto" fo:break-after="auto" fo:padding="0in" fo:border="none"/>
    </style:style>
    <style:page-layout style:name="Mpm1">
      <style:page-layout-properties fo:page-width="8.2681in" fo:page-height="11.6929in" style:num-format="1" style:print-orientation="portrait" fo:margin-top="0.9839in" fo:margin-bottom="0.5in" fo:margin-left="0.9839in" fo:margin-right="0.9839in" fo:background-color="#ffffff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0" meta:object-count="0" meta:page-count="1" meta:paragraph-count="47" meta:word-count="655" meta:character-count="1642" meta:non-whitespace-character-count="1449"/>
    <meta:generator>LibreOfficeDev/6.0.5.2$Linux_X86_64 LibreOffice_project/</meta:generator>
  </office:meta>
</office:document-meta>
</file>